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verdana, arial, helvetica, sans-serif"/>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Footnote">
      <style:paragraph-properties fo:margin-left="0in" fo:margin-right="0in" fo:text-indent="0in"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4"/>
    <style:style style:name="P6" style:family="paragraph" style:parent-style-name="Standard">
      <style:paragraph-properties fo:text-align="center" style:justify-single-word="false"/>
    </style:style>
    <style:style style:name="T1" style:family="text">
      <style:text-properties fo:font-variant="normal" fo:text-transform="none" fo:color="#333333" style:font-name="Lucida Grande" fo:font-size="9.75pt" fo:letter-spacing="normal" fo:font-style="normal" fo:font-weight="normal"/>
    </style:style>
    <style:style style:name="T2" style:family="text">
      <style:text-properties fo:font-variant="normal" fo:text-transform="none" fo:color="#333333" fo:letter-spacing="normal"/>
    </style:style>
    <style:style style:name="T3" style:family="text">
      <style:text-properties fo:font-weight="normal" style:font-weight-asian="normal" style:font-weight-complex="normal"/>
    </style:style>
    <style:style style:name="T4" style:family="text">
      <style:text-properties fo:color="#ff0000"/>
    </style:style>
    <style:style style:name="T5" style:family="text">
      <style:text-properties fo:color="#ff0000"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weight-asian="bold"/>
    </style:style>
    <style:style style:name="T9"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XinCheJian Community Membership</text:h>
      <text:p text:style-name="P6"><text:a xlink:type="simple" xlink:href="http://xinchejian.com/">xinchejian.com</text:a>, <text:a xlink:type="simple" xlink:href="mailto:info@xinchejian.com">info@xinchejian.com</text:a>, March 2011</text:p>
      <text:h text:style-name="Heading_20_3" text:outline-level="3">Why become a member of the XinCheJian community?</text:h>
      <text:list xml:id="list39636882" text:style-name="L4">
        <text:list-item>
          <text:p text:style-name="P5">An international online and offline community full of opportunities and help to enrich yourself;</text:p>
        </text:list-item>
        <text:list-item>
          <text:p text:style-name="P5">Visibility for you, your skills and your projects;</text:p>
        </text:list-item>
        <text:list-item>
          <text:p text:style-name="P5">Use of the mechanical tools, electronics tools and Internet access in the space;</text:p>
        </text:list-item>
        <text:list-item>
          <text:p text:style-name="P5">Plenty of work space and storage space in a safe work environment;</text:p>
        </text:list-item>
        <text:list-item>
          <text:p text:style-name="P5">Free pool of small parts (resistors, transistors, logic components, etc);</text:p>
        </text:list-item>
        <text:list-item>
          <text:p text:style-name="P5">Free participation to XinCheJian events, hosted talks, conferences and workshops;</text:p>
        </text:list-item>
        <text:list-item>
          <text:p text:style-name="P5">Opportunity to bulk order through our purchasing department (aka Min Lin Hsieh!);</text:p>
        </text:list-item>
        <text:list-item>
          <text:p text:style-name="P5">A say in the future of the community through our members-only list and monthly meeting.</text:p>
        </text:list-item>
      </text:list>
      <text:h text:style-name="Heading_20_3" text:outline-level="3">We need your help! (proposed minimal contribution<text:note text:id="ftn0" text:note-class="footnote"><text:note-citation>1</text:note-citation><text:note-body><text:p text:style-name="Footnote">XinCheJian reserves the right to refuse or reimburse contributions to members that don't abide by the rules, don't contribute to the community, for which projects are incompatible with the goals of XinCheJian or scheduling conflicts.</text:p></text:note-body></text:note> options)</text:h>
      <text:list xml:id="list39562960" text:style-name="L1">
        <text:list-item>
          <text:p text:style-name="P3"><text:span text:style-name="T7">Weekend member:</text:span> 500 RMB per person per month (Friday evening, Saturday and Sunday);</text:p>
        </text:list-item>
        <text:list-item>
          <text:p text:style-name="P3"><text:span text:style-name="T7">Startup member: </text:span><text:span text:style-name="T3">1200 RMB per person per month for all week access;</text:span></text:p>
        </text:list-item>
        <text:list-item>
          <text:p text:style-name="P3"><text:span text:style-name="T7">Corporate member: </text:span><text:span text:style-name="T3">5000 RMB per company per month for all employees, sporadic access;</text:span></text:p>
        </text:list-item>
        <text:list-item>
          <text:p text:style-name="P3"><text:span text:style-name="T7">Hourly: </text:span><text:span text:style-name="T3">60 RMB per hour</text:span><text:span text:style-name="T7">;</text:span></text:p>
        </text:list-item>
        <text:list-item>
          <text:p text:style-name="P3"><text:span text:style-name="T7">Event:</text:span><text:span text:style-name="T3"> 500 RMB per hour;</text:span></text:p>
        </text:list-item>
        <text:list-item>
          <text:p text:style-name="P3"><text:span text:style-name="T7">Get started</text:span>: 300 RMB Arduino Uno Starter Kit (with servo, infrared sensor, breadboard, ...);</text:p>
        </text:list-item>
        <text:list-item>
          <text:p text:style-name="P3">Same rate as per person for multi-person teams participating in competitions for XinCheJian;</text:p>
        </text:list-item>
        <text:list-item>
          <text:p text:style-name="P3"><text:span text:style-name="T7">For every 100 RMB ordered from our partners Seeedstudio (</text:span><text:a xlink:type="simple" xlink:href="http://seeedstudio.com/"><text:span text:style-name="T7">seeedstudio.com</text:span></text:a><text:span text:style-name="T7">) and FlamingoEDA (</text:span><text:a xlink:type="simple" xlink:href="http://flamingoeda.com/"><text:span text:style-name="T7">flamingoeda.com</text:span></text:a><text:span text:style-name="T7">) through XinCheJian, get 20 RMB off membership!</text:span></text:p>
        </text:list-item>
      </text:list>
      <text:p text:style-name="P6">&gt;&gt;&gt; Opening special: One month membership = Arduino Uno Starter kit! &lt;&lt;&lt;</text:p>
      <text:h text:style-name="Heading_20_3" text:outline-level="3">No Money? No problem!</text:h>
      <text:p text:style-name="Text_20_body">Get monthly membership equivalents by volunteering in building the XinCheJian community:</text:p>
      <text:list xml:id="list39597277" text:style-name="L2">
        <text:list-item>
          <text:p text:style-name="P4">Raise money from teaching classes or organizing workshops for non-members;</text:p>
        </text:list-item>
        <text:list-item>
          <text:p text:style-name="P4">Find company sponsorships for XinCheJian or win prizes for XinCheJian in competitions;</text:p>
        </text:list-item>
        <text:list-item>
          <text:p text:style-name="P4">Provide professional services (media production, admin support, translation... at market rate);</text:p>
        </text:list-item>
        <text:list-item>
          <text:p text:style-name="P4">Donate tools, hardware, software, furniture,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verdana, arial, helvetica, sans-serif"/>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number:time-style style:name="N43">
      <number:hours number:style="long"/>
      <number:text>:</number:text>
      <number:minutes number:style="long"/>
      <number:text>:</number:text>
      <number:seconds number:style="long"/>
      <number:text> </number:text>
      <number:am-pm/>
    </number:time-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date style:data-style-name="N79" text:date-value="2011-03-24T08:24:53.21">Thursday, March 24, 2011</text:date> <text:time style:data-style-name="N43" text:time-value="2011-03-24T08:24:53.21">08:24:53 AM</tex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3T19:38:13.20</meta:creation-date>
    <dc:date>2011-03-24T08:24:53.16</dc:date>
    <meta:editing-duration>PT12H45M16S</meta:editing-duration>
    <meta:editing-cycles>183</meta:editing-cycles>
    <meta:generator>OpenOffice.org/3.2$Win32 OpenOffice.org_project/320m12$Build-9483</meta:generator>
    <meta:document-statistic meta:table-count="0" meta:image-count="0" meta:object-count="0" meta:page-count="1" meta:paragraph-count="29" meta:word-count="337" meta:character-count="2176"/>
  </office:meta>
</office:document-meta>
</file>